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281])" office:value-type="float" office:value="0.0000277611165883864" calcext:value-type="float">
            <text:p>2.77611165883864E-05</text:p>
          </table:table-cell>
          <table:table-cell table:formula="of:=AVERAGE([.N2:.N281])" office:value-type="float" office:value="0.0000446770753703537" calcext:value-type="float">
            <text:p>4.4677075370353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3:41:59.7741709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2-27T00:01:49.781573872</dc:date>
    <meta:editing-duration>P1DT2H35M29S</meta:editing-duration>
    <meta:editing-cycles>168</meta:editing-cycles>
    <meta:generator>LibreOffice/7.3.1.1$Linux_X86_64 LibreOffice_project/30$Build-1</meta:generator>
    <meta:document-statistic meta:table-count="1" meta:cell-count="4425" meta:object-count="0"/>
  </office:meta>
</office:document-meta>
</file>